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65688"/>
    </style:style>
    <style:style style:name="P2" style:family="paragraph" style:parent-style-name="Standard">
      <style:text-properties officeooo:rsid="001f8a86" officeooo:paragraph-rsid="001f8a86"/>
    </style:style>
    <style:style style:name="P3" style:family="paragraph" style:parent-style-name="Standard">
      <style:paragraph-properties fo:text-align="end" style:justify-single-word="false"/>
      <style:text-properties fo:font-size="10pt" officeooo:rsid="001f8a86" officeooo:paragraph-rsid="001f8a86" style:font-size-asian="10pt" style:font-size-complex="10pt"/>
    </style:style>
    <style:style style:name="P4" style:family="paragraph" style:parent-style-name="Standard">
      <style:paragraph-properties fo:text-align="center" style:justify-single-word="false"/>
      <style:text-properties fo:font-size="10pt" officeooo:rsid="001f8a86" officeooo:paragraph-rsid="001f8a86" style:font-size-asian="10pt" style:font-size-complex="10pt"/>
    </style:style>
    <style:style style:name="P5" style:family="paragraph" style:parent-style-name="Standard">
      <style:paragraph-properties fo:text-align="center" style:justify-single-word="false"/>
      <style:text-properties fo:font-size="16pt" officeooo:rsid="001f8a86" officeooo:paragraph-rsid="001f8a86" style:font-size-asian="16pt" style:font-size-complex="16pt"/>
    </style:style>
    <style:style style:name="P6" style:family="paragraph" style:parent-style-name="Standard">
      <style:paragraph-properties fo:text-align="start" style:justify-single-word="false"/>
      <style:text-properties fo:font-size="16pt" officeooo:rsid="001f8a86" officeooo:paragraph-rsid="001f8a86" style:font-size-asian="16pt" style:font-size-complex="16pt"/>
    </style:style>
    <style:style style:name="P7" style:family="paragraph" style:parent-style-name="Standard">
      <style:text-properties officeooo:rsid="0021642f" officeooo:paragraph-rsid="0021642f"/>
    </style:style>
    <style:style style:name="P8" style:family="paragraph" style:parent-style-name="Standard">
      <style:paragraph-properties fo:text-align="center" style:justify-single-word="false"/>
      <style:text-properties officeooo:rsid="0021642f" officeooo:paragraph-rsid="0021642f"/>
    </style:style>
    <style:style style:name="P9" style:family="paragraph" style:parent-style-name="Standard">
      <style:paragraph-properties fo:text-align="start" style:justify-single-word="false"/>
      <style:text-properties officeooo:rsid="0021642f" officeooo:paragraph-rsid="0021642f"/>
    </style:style>
    <style:style style:name="P10" style:family="paragraph" style:parent-style-name="Standard">
      <style:paragraph-properties fo:text-align="start" style:justify-single-word="false"/>
      <style:text-properties officeooo:rsid="0021642f" officeooo:paragraph-rsid="00265688"/>
    </style:style>
    <style:style style:name="P11" style:family="paragraph" style:parent-style-name="Standard">
      <style:paragraph-properties fo:text-align="start" style:justify-single-word="false"/>
      <style:text-properties officeooo:rsid="00265688" officeooo:paragraph-rsid="00265688"/>
    </style:style>
    <style:style style:name="P12" style:family="paragraph" style:parent-style-name="Standard">
      <style:paragraph-properties fo:text-align="start" style:justify-single-word="false"/>
      <style:text-properties officeooo:rsid="0022bbc8" officeooo:paragraph-rsid="00265688"/>
    </style:style>
    <style:style style:name="P13" style:family="paragraph" style:parent-style-name="Standard">
      <style:paragraph-properties fo:text-align="start" style:justify-single-word="false"/>
      <style:text-properties officeooo:rsid="00283cf6" officeooo:paragraph-rsid="00265688"/>
    </style:style>
    <style:style style:name="P14" style:family="paragraph" style:parent-style-name="Standard">
      <style:paragraph-properties fo:text-align="start" style:justify-single-word="false"/>
      <style:text-properties officeooo:rsid="00283cf6" officeooo:paragraph-rsid="00283cf6"/>
    </style:style>
    <style:style style:name="P15" style:family="paragraph" style:parent-style-name="Standard">
      <style:paragraph-properties fo:text-align="center" style:justify-single-word="false"/>
      <style:text-properties officeooo:rsid="00283cf6" officeooo:paragraph-rsid="00265688"/>
    </style:style>
    <style:style style:name="P16" style:family="paragraph" style:parent-style-name="Standard">
      <style:paragraph-properties fo:text-align="end" style:justify-single-word="false"/>
      <style:text-properties officeooo:rsid="00283cf6" officeooo:paragraph-rsid="00283cf6"/>
    </style:style>
    <style:style style:name="P17" style:family="paragraph" style:parent-style-name="Standard">
      <style:paragraph-properties fo:text-align="start" style:justify-single-word="false"/>
      <style:text-properties officeooo:rsid="00283cf6" officeooo:paragraph-rsid="002cb092"/>
    </style:style>
    <style:style style:name="T1" style:family="text">
      <style:text-properties officeooo:rsid="0021642f"/>
    </style:style>
    <style:style style:name="T2" style:family="text">
      <style:text-properties officeooo:rsid="0022bbc8"/>
    </style:style>
    <style:style style:name="T3" style:family="text">
      <style:text-properties officeooo:rsid="0024789e"/>
    </style:style>
    <style:style style:name="T4" style:family="text">
      <style:text-properties officeooo:rsid="00265688"/>
    </style:style>
    <style:style style:name="T5" style:family="text">
      <style:text-properties officeooo:rsid="00283cf6"/>
    </style:style>
    <style:style style:name="T6" style:family="text">
      <style:text-properties officeooo:rsid="002a282d"/>
    </style:style>
    <style:style style:name="T7" style:family="text">
      <style:text-properties officeooo:rsid="002c14b4"/>
    </style:style>
    <style:style style:name="T8" style:family="text">
      <style:text-properties officeooo:rsid="002cb0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13 HAZİRAN 2011</text:p>
      <text:p text:style-name="P4"><text:tab/><text:tab/><text:tab/><text:tab/><text:tab/><text:tab/><text:tab/><text:tab/><text:tab/><text:tab/> <text:s text:c="19"/>PAZARTESİ</text:p>
      <text:p text:style-name="P2"><text:s/><text:tab/><text:tab/><text:tab/><text:tab/></text:p>
      <text:p text:style-name="P5"/>
      <text:p text:style-name="P5"/>
      <text:p text:style-name="P5"/>
      <text:p text:style-name="P5"/>
      <text:p text:style-name="P5">T.C.</text:p>
      <text:p text:style-name="P5">GEBZE YÜKSEK TEKNOLOJİ ENSTİTÜSÜ</text:p>
      <text:p text:style-name="P5"><text:tab/><text:tab/> <text:s text:c="6"/>BİLGİSAYAR MÜHENDİSLİĞİ BÖLÜMÜ<text:tab/><text:tab/><text:tab/><text:tab/></text:p>
      <text:p text:style-name="P5">SİSTEM PROGRAMLAMA FİNAL PROJESİ RAPORU</text:p>
      <text:p text:style-name="P5"/>
      <text:p text:style-name="P6"><text:tab/></text:p>
      <text:p text:style-name="P6"/>
      <text:p text:style-name="P6"><text:tab/>raporu hazırlayanın :</text:p>
      <text:p text:style-name="P6"><text:tab/><text:tab/><text:tab/><text:tab/> <text:s text:c="4"/>numarası : 08104402</text:p>
      <text:p text:style-name="P6"><text:tab/><text:tab/><text:tab/><text:tab/> <text:s text:c="4"/>adı-soyadı : Mustafa ÇOKER</text:p>
      <text:p text:style-name="P6"><text:tab/><text:tab/><text:tab/><text:tab/> <text:s text:c="4"/>sınıfı : 2. sınıf</text:p>
      <text:p text:style-name="P6"><text:tab/></text:p>
      <text:p text:style-name="P6"/>
      <text:p text:style-name="P6"><text:tab/>teslim tarihi : 14 haziran 2011 salı</text:p>
      <text:p text:style-name="P6"/>
      <text:p text:style-name="P6"><text:tab/>projenin adı : CHATTİNG</text:p>
      <text:p text:style-name="P6"><text:tab/></text:p>
      <text:p text:style-name="P6"><text:tab/>projenin tanımı : insanların haberleşmelerini organize eden bi <text:tab/><text:tab/><text:tab/><text:tab/><text:tab/> program grubu. İki adet exe file icermektedir. İlki <text:tab/><text:tab/><text:tab/><text:tab/> sunucu diğeri istemci. </text:p>
      <text:p text:style-name="P6"><text:tab/>hazırlanıs süresi : yaklasık iki bucuk hafta</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
      <text:p text:style-name="P8">SUNUCU </text:p>
      <text:p text:style-name="P8"/>
      <text:p text:style-name="P8"/>
      <text:p text:style-name="P9"><text:tab/>Bu program maximum istemci sayısını parametre alarak calıstırılıyor. Parametre okurken sadece numeric karakter kabul ediyor. Aksi halde usage error verecektir.</text:p>
      <text:p text:style-name="P10"><text:tab/></text:p>
      <text:p text:style-name="P1"><text:span text:style-name="T1"><text:tab/>Calıstırıldıktan sonra bir adet port acılıyor ardından bi adet iplik( thread ) yapılyor ve bu iplik sadece istemcileri sunucuyla ilişkilendiriyor. Yani bu iplik sadece baglanmak isteyen istemcilerle ilgileniyor. Bu arada programın ilk yaptıgı seylerden biri de oncelikle &lt;control c&gt; sinyalini handle etmek oluyor. <text:s/></text:span><text:span text:style-name="T4">Bu sinyal geldiğinde tüm istemcimlere “kill” mesajı gidiyor. <text:tab/></text:span></text:p>
      <text:p text:style-name="P11"/>
      <text:p text:style-name="P1"><text:span text:style-name="T4"><text:tab/>Sohbete k</text:span><text:span text:style-name="T1">atılmak isteyen istemcileri “istemci” adında yapı(struct) var bununla tanımlıyoruz. </text:span><text:span text:style-name="T4">Bu yapıda istemeci tanımcısı(descriptor) dısında ayrıca arrayda tutuldugu index de bulunuyor. </text:span><text:span text:style-name="T1">Ve tüm istemcilerin tanımlayıcısını(descriptor) tutmak için de bir istemci struct array i tutuyorum. Ve her katılan istemci için de ayrıca connecting fonksiyonu içinde </text:span><text:span text:style-name="T2">birer iplik olusturuyorum bu iplik de sadece o istemcinin mesajlarını bekliyor ve ekrana basıyo. Ve o istemci </text:span><text:span text:style-name="T3">ye</text:span><text:span text:style-name="T2"> SIGINT sinyali gelirse </text:span><text:span text:style-name="T3">istemci sunucu ya “kill” mesajı yolluyo </text:span><text:span text:style-name="T2">bu iplik de </text:span><text:span text:style-name="T3">kill mesajı görürse </text:span><text:span text:style-name="T2">return oluyor.</text:span></text:p>
      <text:p text:style-name="P12"/>
      <text:p text:style-name="P1"><text:span text:style-name="T2"><text:tab/></text:span><text:span text:style-name="T4">Mesajlaşma sadece istemciler arasında oluyor. Sunucuya “</text:span><text:span text:style-name="T5">i am </text:span><text:span text:style-name="T4">kill</text:span><text:span text:style-name="T5">ed</text:span><text:span text:style-name="T4">” özel mesajı dısında bi mesaj gonderilemiyor. Bu mesajın anlamıda </text:span><text:span text:style-name="T5">istemciyi kullanan kullanıcı &lt;ctrl c&gt; ye basmıs olma durumunda istemci nin devre dısı oldugunu sunucuya bildiriyor.</text:span></text:p>
      <text:p text:style-name="P13"><text:tab/></text:p>
      <text:p text:style-name="P1"><text:span text:style-name="T5"><text:tab/></text:span><text:span text:style-name="T6">Sunucu sadece sunucuyu kullanan kişinin &lt;ctrl c&gt; sinyali gondermesi sonucu oldurulebiliyor.</text:span></text:p>
      <text:p text:style-name="P15"/>
      <text:p text:style-name="P15">İSTEMCİ</text:p>
      <text:p text:style-name="P17"><text:tab/><text:span text:style-name="T8">Bu program sunucunun ip numarasını parametre alarak calıstırılıyor.</text:span></text:p>
      <text:p text:style-name="P17"/>
      <text:p text:style-name="P17"><text:tab/>İstemci sunucuya baglandıktan sonra sunucudan gelen her istemciye özel olarak verilen id numarasını ekrana basıyo sohbete katılmıs oluyor. </text:p>
      <text:p text:style-name="P14"><text:tab/></text:p>
      <text:p text:style-name="P14"><text:tab/>Bunun dısında program calısmaya basladıgı andan itibaren ilk olarak sunucusunu buluyo. Baglantı saglandıktan sonra hemen bir iplik olusturuluyor bu iplik sadece sunucu dan gelen mesajları ekrana basmak için bekliyor. Main fonksiyonu içerisinde de gets konumunda kullanıcıdan string bekler durumda calısıyor. Program sunucu dan gelebilecek kill mesajı ile ya da ctrl c sinyali ile sonlandırılabiliyor.</text:p>
      <text:p text:style-name="P14"><text:tab/></text:p>
      <text:p text:style-name="P16"><text:tab/><text:tab/><text:tab/><text:tab/><text:tab/><text:tab/><text:tab/><text:span text:style-name="T7">Mustafa ÇOKER <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tr" fo:country="T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ustafa </meta:initial-creator>
    <meta:creation-date>2011-06-13T22:59:41</meta:creation-date>
    <dc:date>2011-06-14T01:38:34</dc:date>
    <dc:creator>mustafa </dc:creator>
    <meta:editing-duration>PT00H03M13S</meta:editing-duration>
    <meta:editing-cycles>3</meta:editing-cycles>
    <meta:generator>OpenOffice.org/3.2$Linux OpenOffice.org_project/320m19$Build-9505</meta:generator>
    <meta:document-statistic meta:table-count="0" meta:image-count="0" meta:object-count="0" meta:page-count="2" meta:paragraph-count="33" meta:word-count="351" meta:character-count="2656"/>
  </office:meta>
</office:document-meta>
</file>